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3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3.37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2.844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type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ante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tevāsī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āruppagāmī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jātinirodhasāruppagāmī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thā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athāpaṭipanna, tathāpahīna, tathāsaññī, tathākārī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dān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jātinidā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ātik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ndajāti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uday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padhisamuday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bhav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padhipabha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asampann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assasatūpasampanna, tadahupasampan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thāy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uññatthāya</text:p>
          </table:table-cell>
          <table:table-cell table:number-columns-repeated="1021"/>
        </table:table-row>
      </table:table>
      <table:table table:name="general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21" table:default-cell-style-name="Default"/>
        <table:table-row table:style-name="ro2"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example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two indedeclinabl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hovat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verbs in case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ppasadde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mmadhāraya + taddhita</text:p>
          </table:table-cell>
          <table:table-cell office:value-type="string" calcext:value-type="string">
            <text:p>fem, nt</text:p>
          </table:table-cell>
          <table:table-cell office:value-type="string" calcext:value-type="string">
            <text:p>appātaṅkatā, appābādhat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s (addition)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āvīsati, dvattiṃsa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s (multiplication)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iṃsa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verb in first postio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divākathi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s (subtraction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ḍḍhuḍḍha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2T05:45:13.343268160</dc:date>
    <meta:editing-duration>PT2H8M26S</meta:editing-duration>
    <meta:editing-cycles>18</meta:editing-cycles>
    <meta:generator>LibreOffice/7.3.7.2$Linux_X86_64 LibreOffice_project/30$Build-2</meta:generator>
    <meta:document-statistic meta:table-count="2" meta:cell-count="55" meta:object-count="0"/>
  </office:meta>
</office:document-meta>
</file>